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XM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XML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XML.generateImage( RendererContext context , Image image , Point origin , Rectangle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ImageHandlerXML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